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461cm"/>
    </style:style>
    <style:style style:name="co10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2 Klass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66139304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66139304 0. <text:s text:c="7"/>]]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.3355558336209525</text:p>
          </table:table-cell>
          <table:table-cell office:value-type="string" calcext:value-type="string">
            <text:p>[2.714876672154022, 1.768151948909758, 1.6080496562377184, 1.4396005099472189, 1.4717428950367026, 1.3697379306698871, 1.495628770531572, 1.4434343081659529, 1.3935096443394568, 1.395906081052261, 1.38222638043897, 1.3355558336209525, 1.3457940050244221, 1.3637029225006336, 1.3736343137757157, 1.3878010341682325, 1.397669408417693, 1.3947746312266105, 1.3965449282017826, 1.3947311022136784, 1.4161220225286582]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.3520133635024707</text:p>
          </table:table-cell>
          <table:table-cell office:value-type="string" calcext:value-type="string">
            <text:p>[2.714876672154022, 1.768151948909758, 1.6080496562377184, 1.4396005099472189, 1.471567716176549, 1.3520133635024707, 1.7237736765805807, 1.615055115193937, 1.4743369411740046, 1.588898930121465, 1.5896236936395751, 1.5238418590757836, 1.4568419361749023, 1.4253441159099056, 1.4694781059775768, 1.386674317042894, 1.4321285637694272, 1.3523049417586916, 1.596616145435961, 1.4314014222314277, 1.5618229426835053]</text:p>
          </table:table-cell>
        </table:table-row>
        <table:table-row table:style-name="ro1" table:number-rows-repeated="104856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3 Klass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39619712 0.83953082]</text:p>
          </table:table-cell>
          <table:table-cell office:value-type="string" calcext:value-type="string">
            <text:p>5.432570042146971</text:p>
          </table:table-cell>
          <table:table-cell office:value-type="string" calcext:value-type="string">
            <text:p>[13.86606916800601, 6.796393254345879, 6.48511509644708, 6.468806378204915, 6.192370072255835, 5.853635905705256, 7.317548656247233, 5.898655214610653, 6.675088826759964, 5.859748993355096, 6.509347266881683, 6.078334890610136, 6.9768064849816325, 6.765482136095486, 5.560704191598369, 5.8633804686251, 5.727689609119386, 5.432570042146971, 6.390837438032108, 5.69409460792848, 5.694946834227068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39619712 0. <text:s text:c="8"/>0.53969264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3953082 0.53969264 0. <text:s text:c="7"/>]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31757639 0.64904065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31757639 0. <text:s text:c="8"/>0.3815466 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64904065 0.3815466 <text:s/>0. <text:s text:c="7"/>]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table:style-name="ce5"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table:style-name="ce4" office:value-type="string" calcext:value-type="string">
            <text:p><text:s/>[[0. <text:s text:c="8"/>0.30992254 0.93374289]</text:p>
          </table:table-cell>
          <table:table-cell office:value-type="string" calcext:value-type="string">
            <text:p>6.027703655170394</text:p>
          </table:table-cell>
          <table:table-cell office:value-type="string" calcext:value-type="string">
            <text:p>[13.86606916800601, 6.556345318555294, 8.103105583675118, 7.369930885852387, 6.528833637369574, 6.027703655170394, 6.686344283328459, 6.88074346523303, 7.291998774878804, 7.045031716240195, 8.765600997907448, 8.7302555617484, 8.062024150577727, 6.9481068180651935, 6.661367509358231, 6.873545521207358, 6.885165412706671, 6.683900509916598, 7.014126557801727, 6.492761494633633, 6.501932514276929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30992254 0. <text:s text:c="8"/>0.63294655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93374289 0.63294655 0. <text:s text:c="7"/>]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</text:p>
          </table:table-cell>
          <table:table-cell office:value-type="string" calcext:value-type="string">
            <text:p>0.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[[0. <text:s text:c="8"/>0.13444913 0.44277272]</text:p>
          </table:table-cell>
          <table:table-cell office:value-type="string" calcext:value-type="string">
            <text:p>1.946694026419524</text:p>
          </table:table-cell>
          <table:table-cell office:value-type="string" calcext:value-type="string">
            <text:p>[4.6220230560020035, 2.198648530557106, 2.23151351146109, 2.372532852866307, 2.0738201658944053, 1.946694026419524, 2.457871944207836, 2.2336457935542247, 2.7006711684345217, 2.0781159954114328, 2.254978343160428, 2.679197053904598, 2.9075510726716445, 2.700316139611415, 2.6650741843772607, 2.392668381369588, 2.3646396793685733, 2.2427781403223643, 2.3596841569761, 2.2977344888527234, 2.5018427832319996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13444913 0. <text:s text:c="8"/>0.3119883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44277272 0.31198832 0. <text:s text:c="7"/>]]</text:p>
          </table:table-cell>
          <table:table-cell table:number-columns-repeated="2"/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4 Klasse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pdate LR every</text:p>
          </table:table-cell>
          <table:table-cell office:value-type="string" calcext:value-type="string">
            <text:p>LR facto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update alpha every</text:p>
          </table:table-cell>
          <table:table-cell office:value-type="string" calcext:value-type="string">
            <text:p>alpha factor</text:p>
          </table:table-cell>
          <table:table-cell office:value-type="string" calcext:value-type="string">
            <text:p>Distances </text:p>
          </table:table-cell>
          <table:table-cell office:value-type="string" calcext:value-type="string">
            <text:p>Minimum DBI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1439976 0.86140953 0.2484563 ]</text:p>
          </table:table-cell>
          <table:table-cell office:value-type="string" calcext:value-type="string">
            <text:p>10.812492986592197</text:p>
          </table:table-cell>
          <table:table-cell office:value-type="string" calcext:value-type="string">
            <text:p>[36.71978801679955, 14.033380831924367, 14.613091290684007, 17.77109954164301, 13.14753304653167, 11.04923173200925, 11.551162518046148, 11.145166985883384, 10.848017557278585, 16.144299773959702, 12.219866845648337, 11.451074150088935, 13.558150016714489, 11.798052732518308, 10.812492986592197, 11.264309722745342, 12.952932226667516, 15.09736855443464, 12.762995090390632, 11.179906984076993, 11.773539976807054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1439976 0. <text:s text:c="8"/>0.62410183 0.27711717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140953 0.62410183 0. <text:s text:c="8"/>0.86786916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484563 <text:s/>0.27711717 0.86786916 0. <text:s text:c="7"/>]]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3, 4, 6, 7</text:p>
          </table:table-cell>
          <table:table-cell office:value-type="string" calcext:value-type="string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[0. <text:s text:c="8"/>0.45521631 0.86754645 0.26298393]</text:p>
          </table:table-cell>
          <table:table-cell office:value-type="string" calcext:value-type="string">
            <text:p>10.786344946921332</text:p>
          </table:table-cell>
          <table:table-cell office:value-type="string" calcext:value-type="string">
            <text:p>[36.71978801679955, 14.033380831924367, 14.613091290684007, 17.77109954164301, 13.14332290114234, 10.934497948231538, 11.4780962873393, 11.470740759060014, 10.786344946921332, 11.29533177855523, 11.93189364844285, 11.573195165507439, 12.445928062156153, 12.136577334070141, 11.809224470633632, 11.620061027482027, 12.074996601592812, 12.019869340425526, 11.795912348659428, 11.474344385429351, 11.415196831332281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[0.45521631 0. <text:s text:c="8"/>0.63038828 0.3109108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86754645 0.63038828 0. <text:s text:c="8"/>0.88857212]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<text:s/>[0.26298393 0.31091082 0.88857212 0. <text:s text:c="7"/>]]</text:p>
          </table:table-cell>
          <table:table-cell table:number-columns-repeated="2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.00.0000</text:date>, <text:time style:data-style-name="N2" text:time-value="13:24:53.7101691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28:20.927130746</meta:creation-date>
    <dc:date>2021-11-30T13:50:47.313308939</dc:date>
    <meta:editing-duration>PT3H26M41S</meta:editing-duration>
    <meta:editing-cycles>16</meta:editing-cycles>
    <meta:generator>LibreOffice/6.4.7.2$Linux_X86_64 LibreOffice_project/40$Build-2</meta:generator>
    <meta:document-statistic meta:table-count="3" meta:cell-count="116" meta:object-count="0"/>
  </office:meta>
</office:document-meta>
</file>